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fo:font-size="14pt" style:font-size-asian="14pt" style:font-size-complex="14pt"/>
    </style:style>
    <style:style style:name="T3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" style:parent-style-name="Fonteparág.padrão" style:family="text">
      <style:text-properties style:font-name="Arial" fo:font-size="14pt" style:font-size-asian="14pt" style:font-size-complex="14pt"/>
    </style:style>
    <style:style style:name="T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6" style:parent-style-name="Fonteparág.padrão" style:family="text">
      <style:text-properties style:font-name="Arial" fo:font-size="14pt" style:font-size-asian="14pt" style:font-size-complex="14pt"/>
    </style:style>
    <style:style style:name="T7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8" style:parent-style-name="Fonteparág.padrão" style:family="text">
      <style:text-properties style:font-name="Arial" fo:font-size="14pt" style:font-size-asian="14pt" style:font-size-complex="14pt"/>
    </style:style>
    <style:style style:name="T9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0" style:parent-style-name="Fonteparág.padrão" style:family="text">
      <style:text-properties style:font-name="Arial" fo:font-size="14pt" style:font-size-asian="14pt" style:font-size-complex="14pt"/>
    </style:style>
    <style:style style:name="T11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2" style:parent-style-name="Fonteparág.padrão" style:family="text">
      <style:text-properties style:font-name="Arial" fo:font-size="14pt" style:font-size-asian="14pt" style:font-size-complex="14pt"/>
    </style:style>
    <style:style style:name="T13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4" style:parent-style-name="Fonteparág.padrão" style:family="text">
      <style:text-properties style:font-name="Arial" fo:font-size="14pt" style:font-size-asian="14pt" style:font-size-complex="14pt"/>
    </style:style>
    <style:style style:name="T1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6" style:parent-style-name="Fonteparág.padrão" style:family="text">
      <style:text-properties style:font-name="Arial" fo:font-size="14pt" style:font-size-asian="14pt" style:font-size-complex="14pt"/>
    </style:style>
    <style:style style:name="T17" style:parent-style-name="Fonteparág.padrão" style:family="text">
      <style:text-properties style:font-name="Arial" fo:font-size="14pt" style:font-size-asian="14pt" style:font-size-complex="14pt"/>
    </style:style>
    <style:style style:name="T1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9" style:parent-style-name="Fonteparág.padrão" style:family="text">
      <style:text-properties style:font-name="Arial" fo:font-size="14pt" style:font-size-asian="14pt" style:font-size-complex="14pt"/>
    </style:style>
    <style:style style:name="T20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1" style:parent-style-name="Fonteparág.padrão" style:family="text">
      <style:text-properties style:font-name="Arial" fo:font-size="14pt" style:font-size-asian="14pt" style:font-size-complex="14pt"/>
    </style:style>
    <style:style style:name="P22" style:parent-style-name="Textbody" style:family="paragraph">
      <style:text-properties style:font-name="Arial" fo:font-size="14pt" style:font-size-asian="14pt" style:font-size-complex="14pt"/>
    </style:style>
    <style:style style:name="P23" style:parent-style-name="Textbody" style:family="paragraph">
      <style:text-properties style:font-name="Arial" fo:font-size="14pt" style:font-size-asian="14pt" style:font-size-complex="14pt"/>
    </style:style>
    <style:style style:name="P24" style:parent-style-name="Textbody" style:family="paragraph">
      <style:text-properties style:font-name="Arial" fo:font-size="14pt" style:font-size-asian="14pt" style:font-size-complex="14pt"/>
    </style:style>
    <style:style style:name="T25" style:parent-style-name="Fonteparág.padrão" style:family="text">
      <style:text-properties style:font-name="Arial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T31" style:parent-style-name="Fonteparág.padrão" style:family="text">
      <style:text-properties style:font-name="Arial" fo:font-size="14pt" style:font-size-asian="14pt" style:font-size-complex="14pt"/>
    </style:style>
    <style:style style:name="T32" style:parent-style-name="Fonteparág.padrão" style:family="text">
      <style:text-properties style:font-name="Arial" fo:font-size="14pt" style:font-size-asian="14pt" style:font-size-complex="14pt"/>
    </style:style>
    <style:style style:name="T33" style:parent-style-name="Fonteparág.padrão" style:family="text">
      <style:text-properties style:font-name="Arial" fo:font-size="14pt" style:font-size-asian="14pt" style:font-size-complex="14pt"/>
    </style:style>
    <style:style style:name="T34" style:parent-style-name="Fonteparág.padrão" style:family="text">
      <style:text-properties style:font-name="Arial" fo:font-size="14pt" style:font-size-asian="14pt" style:font-size-complex="14pt"/>
    </style:style>
    <style:style style:name="T35" style:parent-style-name="Fonteparág.padrão" style:family="text">
      <style:text-properties style:font-name="Arial" fo:font-size="14pt" style:font-size-asian="14pt" style:font-size-complex="14pt"/>
    </style:style>
    <style:style style:name="T36" style:parent-style-name="Fonteparág.padrão" style:family="text">
      <style:text-properties style:font-name="Arial" fo:font-size="14pt" style:font-size-asian="14pt" style:font-size-complex="14pt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xercício</text:p>
      <text:p text:style-name="Textbody"/>
      <text:p text:style-name="Textbody"><text:span text:style-name="T2"><text:s/>Um depósito pode armazenar quatro (4) tipos de produtos químicos (</text:span><text:span text:style-name="T3">A</text:span><text:span text:style-name="T4">,<text:s/></text:span><text:span text:style-name="T5">B</text:span><text:span text:style-name="T6">,<text:s/></text:span><text:span text:style-name="T7">C</text:span><text:span text:style-name="T8"><text:s/>e<text:s/></text:span><text:span text:style-name="T9">D</text:span><text:span text:style-name="T10">). Devido à natureza dos produtos torna-se perigoso armazenar num mesmo depósito os produtos<text:s/></text:span><text:span text:style-name="T11">B</text:span><text:span text:style-name="T12"><text:s/>e<text:s/></text:span><text:span text:style-name="T13">C</text:span><text:span text:style-name="T14">, a menos que o produto<text:s/></text:span><text:span text:style-name="T15">A</text:span><text:span text:style-name="T16"><text:s/>esteja presente. O<text:s/></text:span><text:span text:style-name="T17">mesmo ocorre com os produtos<text:s/></text:span><text:span text:style-name="T18">C</text:span><text:span text:style-name="T19"><text:s/>e<text:s/></text:span><text:span text:style-name="T20">D</text:span><text:span text:style-name="T21">. Elabore um circuito lógico que identifique, através de um alarme (AL), a presença de uma combinação perigosa no depósito.</text:span></text:p>
      <text:p text:style-name="P22">Entradas: A, B, C e D<text:s/>( produtos químicos)</text:p>
      <text:p text:style-name="P23">Saída: Alarme (AL)</text:p>
      <text:p text:style-name="P24">Obs: Monte a tabela verdade, obtenha a expressão lógica através do método da soma de produtos e por último elabore o circuito lógico.</text:p>
      <text:p text:style-name="Textbody"><text:span text:style-name="T25"><draw:frame draw:z-index="2" draw:id="id0" draw:style-name="a0" draw:name="Forma3" text:anchor-type="paragraph" svg:x="3.30197in" svg:y="0.30551in" svg:width="1.77778in" svg:height="0.21528in" style:rel-width="scale" style:rel-height="scale"><draw:text-box><text:p text:style-name="Normal">Ausência de produto</text:p></draw:text-box><svg:title/><svg:desc/></draw:frame></text:span></text:p>
      <text:p text:style-name="Textbody"><text:span text:style-name="T26"><draw:custom-shape svg:x="2.43819in" svg:y="0.0374in" svg:width="0.68542in" svg:height="0.16528in" draw:z-index="251658240" draw:id="id1" draw:style-name="a1" draw:name="Forma1" text:anchor-type="paragraph"><svg:title/><svg:desc/><text:p text:style-name="Normal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27">Convenções: A=B=C=D= 0</text:span></text:p>
      <text:p text:style-name="Textbody"><text:span text:style-name="T28"><draw:custom-shape svg:x="2.43819in" svg:y="0.0374in" svg:width="0.68542in" svg:height="0.16528in" draw:z-index="251659264" draw:id="id2" draw:style-name="a2" draw:name="Forma1" text:anchor-type="paragraph"><svg:title/><svg:desc/><text:p text:style-name="Normal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29"><draw:frame draw:z-index="5" draw:id="id3" draw:style-name="a3" draw:name="Forma2" text:anchor-type="paragraph" svg:x="3.37835in" svg:y="0.0126in" svg:width="1.39653in" svg:height="0.30764in" style:rel-width="scale" style:rel-height="scale"><draw:text-box><text:p text:style-name="Normal">Presença de produto</text:p></draw:text-box><svg:title/><svg:desc/></draw:frame></text:span><text:span text:style-name="T30"><text:s text:c="22"/>A=B=C=D=1</text:span></text:p>
      <text:p text:style-name="Textbody"><text:span text:style-name="T31"><draw:custom-shape svg:x="2.43819in" svg:y="0.0374in" svg:width="0.68542in" svg:height="0.16528in" draw:z-index="3" draw:id="id4" draw:style-name="a4" draw:name="Forma1" text:anchor-type="paragraph"><svg:title/><svg:desc/><text:p text:style-name="Normal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32"><draw:frame draw:z-index="6" draw:id="id5" draw:style-name="a5" draw:name="Forma4" text:anchor-type="paragraph" svg:x="3.45472in" svg:y="0.07795in" svg:width="1.06667in" svg:height="0.30903in" style:rel-width="scale" style:rel-height="scale"><draw:text-box><text:p text:style-name="Normal">Desativado</text:p></draw:text-box><svg:title/><svg:desc/></draw:frame></text:span><text:span text:style-name="T33"><text:s text:c="22"/>AL= 0</text:span></text:p>
      <text:p text:style-name="Textbody"><text:span text:style-name="T34"><draw:custom-shape svg:x="2.43819in" svg:y="0.0374in" svg:width="0.68542in" svg:height="0.16528in" draw:z-index="4" draw:id="id6" draw:style-name="a6" draw:name="Forma1" text:anchor-type="paragraph"><svg:title/><svg:desc/><text:p text:style-name="Normal"/><draw:enhanced-geometry draw:type="non-primitive" svg:viewBox="0 0 21600 21600" draw:enhanced-path="M ?f8 ?f12 L ?f11 ?f12 ?f11 ?f8 ?f9 ?f10 ?f11 ?f9 ?f11 ?f15 ?f8 ?f15 Z N" draw:text-areas="?f20 ?f12 ?f21 ?f15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35"><draw:frame draw:z-index="7" draw:id="id7" draw:style-name="a7" draw:name="Forma5" text:anchor-type="paragraph" svg:x="3.42913in" svg:y="0.11732in" svg:width="1.91806in" svg:height="0.41181in" style:rel-width="scale" style:rel-height="scale"><draw:text-box><text:p text:style-name="Normal">Ativado</text:p></draw:text-box><svg:title/><svg:desc/></draw:frame></text:span><text:span text:style-name="T36"><text:s text:c="22"/>AL=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io Peruchi</dc:creator>
    <meta:creation-date>2020-03-30T20:45:00Z</meta:creation-date>
    <dc:date>2020-03-31T12:02:00Z</dc:date>
    <meta:template xlink:href="Normal" xlink:type="simple"/>
    <meta:editing-cycles>14</meta:editing-cycles>
    <meta:editing-duration>PT2100S</meta:editing-duration>
    <meta:document-statistic meta:page-count="1" meta:paragraph-count="1" meta:word-count="110" meta:character-count="705" meta:row-count="4" meta:non-whitespace-character-count="596"/>
  </office:meta>
</office:document-meta>
</file>